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family-generic="swiss"/>
    <style:font-face style:name="Source sans pro3" svg:font-family="'Source sans pro'" style:font-adornments="Semibold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fo:min-height="10.5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Source sans pro2" style:font-name-asian="Noto Sans Display Light1" style:font-name-complex="Noto Sans Display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High Voltage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 Voltage Probe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Many different designs for different applications</text:p>
                <text:list>
                  <text:list-item>
                    <text:p>HV passive</text:p>
                  </text:list-item>
                  <text:list-item>
                    <text:p>Fiber isolated</text:p>
                  </text:list-item>
                  <text:list-item>
                    <text:p>HV differ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 Voltage Passive Probe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Classic R-C divider architecture</text:p>
              </text:list-item>
              <text:list-item>
                <text:p>Much higher attenuation</text:p>
                <text:list>
                  <text:list-item>
                    <text:p>Teledyne LeCroy PPE5KV is 100:1, 5 kV m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 Voltage Fiber Isolated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Measuring small signal on huge DC offset</text:p>
                <text:list>
                  <text:list-item>
                    <text:p>Teledyne LeCroy HVFO108 has 35 kV common mode range</text:p>
                  </text:list-item>
                  <text:list-item>
                    <text:p text:style-name="P3"><text:span text:style-name="T1">Amplitude ranges from ±1V to ±40V</text:span></text:p>
                  </text:list-item>
                </text:list>
              </text:list-item>
              <text:list-item>
                <text:p>Isolated front end driving optical fiber TOSA</text:p>
              </text:list-item>
              <text:list-item>
                <text:p>ROSA feeds scope input</text:p>
              </text:list-item>
              <text:list-item>
                <text:p>Often not a simple linear system</text:p>
                <text:list>
                  <text:list-item>
                    <text:p text:style-name="P3">Fiber transceivers have poor linearity</text:p>
                  </text:list-item>
                  <text:list-item>
                    <text:p>HVFO108 uses FM over the fi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 Voltage Differential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Active differential probe for HV applications</text:p>
              </text:list-item>
              <text:list-item>
                <text:p text:style-name="P4">Pico TA044 ($1075)</text:p>
                <text:list>
                  <text:list-item>
                    <text:p>70 MHz B/W</text:p>
                  </text:list-item>
                  <text:list-item>
                    <text:p>Switchable 100:1 / 1000:1 attenuation</text:p>
                  </text:list-item>
                  <text:list-item>
                    <text:p>700 V RMS / 5 kV RMS differential range</text:p>
                  </text:list-item>
                  <text:list-item>
                    <text:p>2.5 kV RMS common mode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>HV Probe: Strength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Extends range of scope to several k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>HV Probe: Weaknesses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Active probes often need batteries for remote head</text:span></text:p>
                <text:list>
                  <text:list-item>
                    <text:p><text:span text:style-name="T2">Can’t be powered directly by scope</text:span></text:p>
                  </text:list-item>
                  <text:list-item>
                    <text:p><text:span text:style-name="T2">Some fancier ones include isolated DC-DC supplies</text:span></text:p>
                  </text:list-item>
                </text:list>
              </text:list-item>
              <text:list-item>
                <text:p><text:span text:style-name="T2">Passive probes have frequency derating</text:span></text:p>
                <text:list>
                  <text:list-item>
                    <text:p><text:span text:style-name="T2">Often can’t hit rated BW and voltage at once</text:span></text:p>
                  </text:list-item>
                </text:list>
              </text:list-item>
              <text:list-item>
                <text:p><text:span text:style-name="T2">Low bandwidth (tens to low hundreds of MHz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>HV Probe: When to use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Measuring high voltages</text:p>
              </text:list-item>
              <text:list-item>
                <text:p text:style-name="P4">If DC isolation is required for any other rea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2" svg:font-family="'Source sans pro'" style:font-family-generic="swiss"/>
    <style:font-face style:name="Source sans pro3" svg:font-family="'Source sans pro'" style:font-adornments="Semibold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5DT13H23M36S</meta:editing-duration>
    <meta:editing-cycles>483</meta:editing-cycles>
    <meta:generator>LibreOffice/7.4.7.2$Linux_X86_64 LibreOffice_project/40$Build-2</meta:generator>
    <dc:title>Oscilloscope Probing - Andrew Zonenberg</dc:title>
    <dc:date>2023-11-11T23:56:07.746636415</dc:date>
    <meta:document-statistic meta:object-count="81"/>
  </office:meta>
</office:document-meta>
</file>